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Baskerville" svg:font-family="'Libre Baskerville'" style:font-pitch="variable"/>
    <style:font-face style:name="Libre Franklin" svg:font-family="'Libre Franklin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000000" loext:opacity="100%" fo:font-size="5pt" style:font-size-asian="5pt" style:font-size-complex="5pt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style:font-name="Libre Baskerville" fo:font-size="8pt" fo:font-style="normal" officeooo:paragraph-rsid="00228780" style:font-size-asian="8pt" style:font-style-asian="normal" style:font-size-complex="8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Libre Baskerville" fo:font-size="8pt" fo:font-style="normal" officeooo:paragraph-rsid="001f691d" style:font-size-asian="8pt" style:font-style-asian="normal" style:font-size-complex="8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Libre Baskerville" fo:font-size="8pt" fo:font-style="italic" officeooo:paragraph-rsid="001f691d" style:font-size-asian="8pt" style:font-style-asian="italic" style:font-size-complex="8pt" style:font-style-complex="italic"/>
    </style:style>
    <style:style style:name="P5" style:family="paragraph" style:parent-style-name="Heading_20_1">
      <style:text-properties fo:color="#26619c" loext:opacity="100%"/>
    </style:style>
    <style:style style:name="P6" style:family="paragraph" style:parent-style-name="Heading_20_1">
      <style:text-properties fo:color="#26619c" loext:opacity="100%" officeooo:paragraph-rsid="00388eab"/>
    </style:style>
    <style:style style:name="P7" style:family="paragraph" style:parent-style-name="Heading_20_1">
      <style:text-properties fo:color="#26619c" loext:opacity="100%" officeooo:paragraph-rsid="003c4bde"/>
    </style:style>
    <style:style style:name="P8" style:family="paragraph" style:parent-style-name="Heading_20_1">
      <style:text-properties fo:color="#000000" loext:opacity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fo:font-size="5pt" officeooo:paragraph-rsid="00388eab" style:font-size-asian="5pt" style:font-size-complex="5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fo:font-size="5pt" officeooo:paragraph-rsid="003c4bde" style:font-size-asian="5pt" style:font-size-complex="5pt"/>
    </style:style>
    <style:style style:name="P11" style:family="paragraph" style:parent-style-name="Standard">
      <style:paragraph-properties fo:text-align="center" style:justify-single-word="false"/>
      <style:text-properties officeooo:paragraph-rsid="001f691d"/>
    </style:style>
    <style:style style:name="T1" style:family="text">
      <style:text-properties officeooo:rsid="001c5fc0"/>
    </style:style>
    <style:style style:name="T2" style:family="text">
      <style:text-properties style:font-name="Libre Baskerville" fo:font-size="8pt" fo:font-style="italic" style:font-size-asian="8pt" style:font-style-asian="italic" style:font-size-complex="8pt" style:font-style-complex="italic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388eab"/>
    </style:style>
    <style:style style:name="T5" style:family="text">
      <style:text-properties officeooo:rsid="00388eab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388eab"/>
    </style:style>
    <style:style style:name="T8" style:family="text">
      <style:text-properties fo:color="#000000" loext:opacity="100%" fo:font-size="5pt" style:font-size-asian="5pt" style:font-size-complex="5pt"/>
    </style:style>
    <style:style style:name="T9" style:family="text">
      <style:text-properties fo:color="#000000" loext:opacity="100%" fo:font-size="5pt" officeooo:rsid="003c4bde" style:font-size-asian="5pt" style:font-size-complex="5pt"/>
    </style:style>
    <style:style style:name="T10" style:family="text">
      <style:text-properties officeooo:rsid="003c4bde"/>
    </style:style>
    <style:style style:name="T11" style:family="text">
      <style:text-properties fo:color="#26619c" loext:opacity="100%"/>
    </style:style>
    <style:style style:name="T12" style:family="text">
      <style:text-properties fo:color="#26619c" loext:opacity="100%" style:text-position="sub 58%"/>
    </style:style>
    <style:style style:name="T13" style:family="text">
      <style:text-properties fo:color="#26619c" loext:opacity="100%" style:text-position="sub 58%" officeooo:rsid="00388eab"/>
    </style:style>
    <style:style style:name="T14" style:family="text">
      <style:text-properties fo:color="#26619c" loext:opacity="100%" style:text-position="0% 100%"/>
    </style:style>
    <style:style style:name="T15" style:family="text">
      <style:text-properties fo:color="#26619c" loext:opacity="100%" style:text-position="0% 100%" officeooo:rsid="00388e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1">B</text:span><text:span text:style-name="T12">2</text:span><text:span text:style-name="T14"> </text:span><text:span text:style-name="T15">= C</text:span><text:span text:style-name="T13">2</text:span></text:h>
      <text:p text:style-name="P1"/>
      <text:p text:style-name="P1"><text:s text:c="6"/>5 311(11) 311 221 11111</text:p>
      <text:p text:style-name="P1">______________________________</text:p>
      <text:p text:style-name="P1">X2. <text:s text:c="2"/>1 <text:s text:c="6"/>⋅ <text:s text:c="2"/>1 <text:s text:c="2"/>1 <text:s text:c="4"/>1</text:p>
      <text:p text:style-name="P1">X11. <text:s/>⋅ <text:s text:c="6"/>1 <text:s text:c="2"/>⋅ <text:s text:c="2"/>⋅ <text:s text:c="4"/>x</text:p>
      <text:p text:style-name="P1">X1.1 <text:s/>⋅ <text:s text:c="6"/>⋅ <text:s text:c="2"/>1 <text:s text:c="2"/>1 x^2+1</text:p>
      <text:p text:style-name="P1">X.2 <text:s text:c="2"/>⋅ <text:s text:c="6"/>⋅ <text:s text:c="2"/>⋅ <text:s text:c="2"/>1 <text:s text:c="4"/>1</text:p>
      <text:p text:style-name="P1">X.11 <text:s/>⋅ <text:s text:c="6"/>⋅ <text:s text:c="2"/>⋅ <text:s text:c="2"/>⋅ <text:s text:c="4"/>1</text:p>
      <text:p text:style-name="P1"/>
      <text:h text:style-name="P5" text:outline-level="1">G<text:span text:style-name="T3">2</text:span></text:h>
      <text:p text:style-name="Standard"/>
      <text:p text:style-name="Standard"><text:s text:c="13"/>G2 G2(a1)(21) G2(a1) ~A1 A1 <text:s text:c="4"/>1</text:p>
      <text:p text:style-name="Standard">_______________________________________________</text:p>
      <text:p text:style-name="Standard">Xphi{1,<text:span text:style-name="T1">0</text:span>} <text:s text:c="4"/>1 <text:s text:c="9"/>⋅ <text:s text:c="5"/>1 <text:s text:c="2"/>1 <text:s/>1 <text:s text:c="4"/>1</text:p>
      <text:p text:style-name="Standard">Xphi{1,3}' <text:s text:c="3"/>⋅ <text:s text:c="9"/>1 <text:s text:c="5"/>⋅ <text:s text:c="2"/>1 <text:s/>⋅ <text:s text:c="2"/>x^2</text:p>
      <text:p text:style-name="Standard">Xphi{2,1} <text:s text:c="4"/>⋅ <text:s text:c="9"/>⋅ <text:s text:c="5"/>1 <text:s text:c="2"/>1 <text:s/>1 x^4+1</text:p>
      <text:p text:style-name="Standard">Xphi{2,2} <text:s text:c="4"/>⋅ <text:s text:c="9"/>⋅ <text:s text:c="5"/>⋅ <text:s text:c="2"/>1 <text:s/>1 x^2+1</text:p>
      <text:p text:style-name="Standard">Xphi{1,3}'' <text:s text:c="2"/>⋅ <text:s text:c="9"/>⋅ <text:s text:c="5"/>⋅ <text:s text:c="2"/>⋅ <text:s/>1 <text:s text:c="4"/>1</text:p>
      <text:p text:style-name="Standard">Xphi{1,6} <text:s text:c="4"/>⋅ <text:s text:c="9"/>⋅ <text:s text:c="5"/>⋅ <text:s text:c="2"/>⋅ <text:s/>⋅ <text:s text:c="4"/>1</text:p>
      <text:p text:style-name="Standard"/>
      <text:h text:style-name="P5" text:outline-level="1">B<text:span text:style-name="T3">3</text:span></text:h>
      <text:p text:style-name="Standard"/>
      <text:p text:style-name="Standard"><text:s text:c="7"/>7 511(11) 511 331(11) 331 322 31111(11) 31111 22111 <text:s text:c="2"/>1111111</text:p>
      <text:p text:style-name="Standard">_____________________________________________________________________</text:p>
      <text:p text:style-name="Standard">X3. <text:s text:c="3"/>1 <text:s text:c="6"/>⋅ <text:s text:c="2"/>1 <text:s text:c="6"/>⋅ <text:s text:c="2"/>1 <text:s text:c="2"/>1 <text:s text:c="8"/>⋅ <text:s text:c="4"/>1 <text:s text:c="4"/>1 <text:s text:c="8"/>1</text:p>
      <text:p text:style-name="Standard">X21. <text:s text:c="2"/>⋅ <text:s text:c="6"/>1 <text:s text:c="2"/>⋅ <text:s text:c="6"/>⋅ <text:s text:c="2"/>⋅ <text:s text:c="2"/>x <text:s text:c="8"/>x <text:s text:c="4"/>x <text:s text:c="4"/>x <text:s text:c="4"/>x^3+x</text:p>
      <text:p text:style-name="Standard">X2.1 <text:s text:c="2"/>⋅ <text:s text:c="6"/>⋅ <text:s text:c="2"/>1 <text:s text:c="6"/>⋅ <text:s text:c="2"/>1 <text:s text:c="2"/>1 <text:s text:c="8"/>⋅ x^2+1 x^2+1 x^4+x^2+1</text:p>
      <text:p text:style-name="Standard">X.3 <text:s text:c="3"/>⋅ <text:s text:c="6"/>⋅ <text:s text:c="2"/>⋅ <text:s text:c="6"/>1 <text:s text:c="2"/>⋅ <text:s text:c="2"/>⋅ <text:s text:c="8"/>⋅ <text:s text:c="4"/>⋅ <text:s text:c="4"/>x <text:s text:c="8"/>x</text:p>
      <text:p text:style-name="Standard">X1.2 <text:s text:c="2"/>⋅ <text:s text:c="6"/>⋅ <text:s text:c="2"/>⋅ <text:s text:c="6"/>⋅ <text:s text:c="2"/>1 <text:s text:c="2"/>1 <text:s text:c="8"/>⋅ <text:s text:c="4"/>1 x^2+1 x^4+x^2+1</text:p>
      <text:p text:style-name="Standard">X11.1 <text:s/>⋅ <text:s text:c="6"/>⋅ <text:s text:c="2"/>⋅ <text:s text:c="6"/>⋅ <text:s text:c="2"/>⋅ <text:s text:c="2"/>1 <text:s text:c="8"/>1 <text:s text:c="4"/>1 <text:s text:c="4"/>1 x^4+x^2+1</text:p>
      <text:p text:style-name="Standard">X111. <text:s/>⋅ <text:s text:c="6"/>⋅ <text:s text:c="2"/>⋅ <text:s text:c="6"/>⋅ <text:s text:c="2"/>⋅ <text:s text:c="2"/>⋅ <text:s text:c="8"/>1 <text:s text:c="4"/>⋅ <text:s text:c="4"/>⋅ <text:s text:c="6"/>x^2</text:p>
      <text:p text:style-name="Standard">X1.11 <text:s/>⋅ <text:s text:c="6"/>⋅ <text:s text:c="2"/>⋅ <text:s text:c="6"/>⋅ <text:s text:c="2"/>⋅ <text:s text:c="2"/>⋅ <text:s text:c="8"/>⋅ <text:s text:c="4"/>1 <text:s text:c="4"/>1 x^4+x^2+1</text:p>
      <text:p text:style-name="Standard">X.21 <text:s text:c="2"/>⋅ <text:s text:c="6"/>⋅ <text:s text:c="2"/>⋅ <text:s text:c="6"/>⋅ <text:s text:c="2"/>⋅ <text:s text:c="2"/>⋅ <text:s text:c="8"/>⋅ <text:s text:c="4"/>⋅ <text:s text:c="4"/>1 <text:s text:c="4"/>x^2+1</text:p>
      <text:p text:style-name="Standard">X.111 <text:s/>⋅ <text:s text:c="6"/>⋅ <text:s text:c="2"/>⋅ <text:s text:c="6"/>⋅ <text:s text:c="2"/>⋅ <text:s text:c="2"/>⋅ <text:s text:c="8"/>⋅ <text:s text:c="4"/>⋅ <text:s text:c="4"/>⋅ <text:s text:c="8"/>1</text:p>
      <text:p text:style-name="Standard"/>
      <text:h text:style-name="P6" text:outline-level="1"><text:span text:style-name="T5">C</text:span><text:span text:style-name="T3">3</text:span></text:h>
      <text:p text:style-name="Standard"/>
      <text:p text:style-name="Standard"><text:s text:c="7"/>6 42(11) 42 33 411 222 2211(11) <text:s/>2211 21111 <text:s text:c="3"/>111111</text:p>
      <text:p text:style-name="Standard">_____________________________________________________________</text:p>
      <text:p text:style-name="Standard">X3. <text:s text:c="3"/>1 <text:s text:c="5"/>⋅ <text:s/>1 <text:s/>1 <text:s text:c="2"/>1 <text:s text:c="2"/>1 <text:s text:c="7"/>⋅ <text:s text:c="4"/>1 <text:s text:c="4"/>1 <text:s text:c="8"/>1</text:p>
      <text:p text:style-name="Standard">X.3 <text:s text:c="3"/>⋅ <text:s text:c="5"/>1 <text:s/>⋅ <text:s/>1 <text:s text:c="2"/>⋅ <text:s text:c="2"/>⋅ <text:s text:c="7"/>x <text:s text:c="4"/>⋅ <text:s text:c="4"/>⋅ <text:s text:c="6"/>x^2</text:p>
      <text:p text:style-name="Standard">X2.1 <text:s text:c="2"/>⋅ <text:s text:c="5"/>⋅ <text:s/>1 <text:s/>1 <text:s text:c="2"/>1 <text:s text:c="2"/>1 <text:s text:c="7"/>⋅ x^2+1 x^2+1 x^4+x^2+1</text:p>
      <text:p text:style-name="Standard">X1.2 <text:s text:c="2"/>⋅ <text:s text:c="5"/>⋅ <text:s/>⋅ <text:s/>1 <text:s text:c="2"/>⋅ <text:s text:c="2"/>1 <text:s text:c="7"/>x <text:s text:c="4"/>1 <text:s text:c="4"/>1 x^4+x^2+1</text:p>
      <text:p text:style-name="Standard">X21. <text:s text:c="2"/>⋅ <text:s text:c="5"/>⋅ <text:s/>⋅ <text:s/>⋅ <text:s text:c="2"/>1 <text:s text:c="2"/>1 <text:s text:c="7"/>⋅ <text:s text:c="4"/>1 x^2+1 <text:s text:c="4"/>x^2+1</text:p>
      <text:p text:style-name="Standard">X11.1 <text:s/>⋅ <text:s text:c="5"/>⋅ <text:s/>⋅ <text:s/>⋅ <text:s text:c="2"/>⋅ <text:s text:c="2"/>1 <text:s text:c="7"/>⋅ <text:s text:c="4"/>1 x^2+1 x^4+x^2+1</text:p>
      <text:p text:style-name="Standard">X.21 <text:s text:c="2"/>⋅ <text:s text:c="5"/>⋅ <text:s/>⋅ <text:s/>⋅ <text:s text:c="2"/>⋅ <text:s text:c="2"/>⋅ <text:s text:c="7"/>1 <text:s text:c="4"/>⋅ <text:s text:c="4"/>⋅ <text:s text:c="4"/>x^3+x</text:p>
      <text:p text:style-name="Standard">X1.11 <text:s/>⋅ <text:s text:c="5"/>⋅ <text:s/>⋅ <text:s/>⋅ <text:s text:c="2"/>⋅ <text:s text:c="2"/>⋅ <text:s text:c="7"/>⋅ <text:s text:c="4"/>1 <text:s text:c="4"/>1 x^4+x^2+1</text:p>
      <text:p text:style-name="Standard">X111. <text:s/>⋅ <text:s text:c="5"/>⋅ <text:s/>⋅ <text:s/>⋅ <text:s text:c="2"/>⋅ <text:s text:c="2"/>⋅ <text:s text:c="7"/>⋅ <text:s text:c="4"/>⋅ <text:s text:c="4"/>1 <text:s text:c="8"/>1</text:p>
      <text:p text:style-name="Standard">X.111 <text:s/>⋅ <text:s text:c="5"/>⋅ <text:s/>⋅ <text:s/>⋅ <text:s text:c="2"/>⋅ <text:s text:c="2"/>⋅ <text:s text:c="7"/>⋅ <text:s text:c="4"/>⋅ <text:s text:c="4"/>⋅ <text:s text:c="8"/>1</text:p>
      <text:p text:style-name="Standard"/>
      <text:h text:style-name="P6" text:outline-level="1">B<text:span text:style-name="T3">4</text:span></text:h>
      <text:p text:style-name="Standard"/>
      <text:p text:style-name="Standard"><text:s text:c="8"/>9 711(11) 711 531(11,11) 531(2,11) 531 441 522 51111(11) 51111 333 33111(11) 33111 32211(11) 32211 <text:s text:c="4"/>22221 3111111(11) <text:s text:c="3"/>3111111 <text:s text:c="3"/>2211111 <text:s text:c="11"/>111111111</text:p>
      <text:p text:style-name="Standard">____________________________________________________________________________________________________________________________________________________________________________</text:p>
      <text:p text:style-name="Standard">X4. <text:s text:c="4"/>1 <text:s text:c="6"/>⋅ <text:s text:c="2"/>1 <text:s text:c="9"/>⋅ <text:s text:c="8"/>⋅ <text:s text:c="2"/>1 <text:s text:c="2"/>1 <text:s text:c="2"/>1 <text:s text:c="8"/>⋅ <text:s text:c="4"/>1 <text:s text:c="2"/>1 <text:s text:c="8"/>⋅ <text:s text:c="4"/>1 <text:s text:c="8"/>⋅ <text:s text:c="4"/>1 <text:s text:c="8"/>1 <text:s text:c="10"/>⋅ <text:s text:c="9"/>1 <text:s text:c="9"/>1 <text:s text:c="19"/>1</text:p>
      <text:p text:style-name="Standard">X31. <text:s text:c="3"/>⋅ <text:s text:c="6"/>1 <text:s text:c="2"/>⋅ <text:s text:c="9"/>⋅ <text:s text:c="8"/>⋅ <text:s text:c="2"/>⋅ <text:s text:c="2"/>⋅ <text:s text:c="2"/>x <text:s text:c="8"/>x <text:s text:c="4"/>x <text:s text:c="2"/>x <text:s text:c="8"/>⋅ <text:s text:c="4"/>x <text:s text:c="6"/>x^2 <text:s text:c="4"/>x <text:s text:c="8"/>x <text:s text:c="8"/>x^2 <text:s text:c="5"/>x^3+x <text:s text:c="5"/>x^3+x <text:s text:c="11"/>x^5+x^3+x</text:p>
      <text:p text:style-name="Standard">X3.1 <text:s text:c="3"/>⋅ <text:s text:c="6"/>⋅ <text:s text:c="2"/>1 <text:s text:c="9"/>⋅ <text:s text:c="8"/>⋅ <text:s text:c="2"/>1 <text:s text:c="2"/>1 <text:s text:c="2"/>1 <text:s text:c="8"/>⋅ x^2+1 <text:s text:c="2"/>1 <text:s text:c="8"/>⋅ x^2+1 <text:s text:c="8"/>⋅ x^2+1 <text:s text:c="4"/>x^2+1 <text:s text:c="10"/>⋅ <text:s/>x^4+x^2+1 <text:s/>x^4+x^2+1 <text:s text:c="7"/>x^6+x^4+x^2+1</text:p>
      <text:p text:style-name="Standard">X.4 <text:s text:c="4"/>⋅ <text:s text:c="6"/>⋅ <text:s text:c="2"/>⋅ <text:s text:c="9"/>1 <text:s text:c="8"/>⋅ <text:s text:c="2"/>⋅ <text:s text:c="2"/>1 <text:s text:c="2"/>⋅ <text:s text:c="8"/>⋅ <text:s text:c="4"/>⋅ <text:s text:c="2"/>⋅ <text:s text:c="8"/>x <text:s text:c="4"/>⋅ <text:s text:c="8"/>⋅ <text:s text:c="4"/>⋅ <text:s text:c="6"/>x^2 <text:s text:c="10"/>⋅ <text:s text:c="9"/>⋅ <text:s text:c="7"/>x^2 <text:s text:c="17"/>x^2</text:p>
      <text:p text:style-name="Standard">X22. <text:s text:c="3"/>⋅ <text:s text:c="6"/>⋅ <text:s text:c="2"/>⋅ <text:s text:c="9"/>⋅ <text:s text:c="8"/>1 <text:s text:c="2"/>⋅ <text:s text:c="2"/>⋅ <text:s text:c="2"/>1 <text:s text:c="8"/>1 <text:s text:c="4"/>⋅ <text:s text:c="2"/>⋅ <text:s text:c="8"/>⋅ <text:s text:c="4"/>⋅ <text:s text:c="8"/>⋅ <text:s text:c="2"/>x^2 <text:s text:c="6"/>x^2 <text:s text:c="8"/>x^3 <text:s text:c="7"/>x^2 <text:s text:c="7"/>x^2 <text:s text:c="13"/>x^6+x^2</text:p>
      <text:p text:style-name="Standard">X2.2 <text:s text:c="3"/>⋅ <text:s text:c="6"/>⋅ <text:s text:c="2"/>⋅ <text:s text:c="9"/>⋅ <text:s text:c="8"/>⋅ <text:s text:c="2"/>1 <text:s text:c="2"/>1 <text:s text:c="2"/>1 <text:s text:c="8"/>⋅ <text:s text:c="4"/>1 <text:s text:c="2"/>1 <text:s text:c="8"/>⋅ x^2+1 <text:s text:c="8"/>⋅ x^2+1 x^4+x^2+1 <text:s text:c="10"/>⋅ <text:s/>x^4+x^2+1 2x^4+x^2+1 <text:s text:c="2"/>x^8+x^6+2x^4+x^2+1</text:p>
      <text:p text:style-name="Standard">X1.3 <text:s text:c="3"/>⋅ <text:s text:c="6"/>⋅ <text:s text:c="2"/>⋅ <text:s text:c="9"/>⋅ <text:s text:c="8"/>⋅ <text:s text:c="2"/>⋅ <text:s text:c="2"/>1 <text:s text:c="2"/>⋅ <text:s text:c="8"/>⋅ <text:s text:c="4"/>⋅ <text:s text:c="2"/>1 <text:s text:c="8"/>x <text:s text:c="4"/>1 <text:s text:c="8"/>⋅ <text:s text:c="4"/>1 <text:s text:c="4"/>x^2+1 <text:s text:c="10"/>⋅ <text:s text:c="9"/>1 <text:s/>x^4+x^2+1 <text:s text:c="7"/>x^6+x^4+x^2+1</text:p>
      <text:p text:style-name="Standard">X21.1 <text:s text:c="2"/>⋅ <text:s text:c="6"/>⋅ <text:s text:c="2"/>⋅ <text:s text:c="9"/>⋅ <text:s text:c="8"/>⋅ <text:s text:c="2"/>⋅ <text:s text:c="2"/>⋅ <text:s text:c="2"/>1 <text:s text:c="8"/>1 <text:s text:c="4"/>1 <text:s text:c="2"/>1 <text:s text:c="8"/>⋅ <text:s text:c="4"/>1 <text:s text:c="8"/>x x^2+1 <text:s text:c="4"/>x^2+1 <text:s text:c="6"/>x^3+x x^4+2x^2+1 x^4+2x^2+1 x^8+2x^6+2x^4+2x^2+1</text:p>
      <text:p text:style-name="Standard">X211. <text:s text:c="2"/>⋅ <text:s text:c="6"/>⋅ <text:s text:c="2"/>⋅ <text:s text:c="9"/>⋅ <text:s text:c="8"/>⋅ <text:s text:c="2"/>⋅ <text:s text:c="2"/>⋅ <text:s text:c="2"/>⋅ <text:s text:c="8"/>1 <text:s text:c="4"/>⋅ <text:s text:c="2"/>⋅ <text:s text:c="8"/>⋅ <text:s text:c="4"/>⋅ <text:s text:c="8"/>x <text:s text:c="4"/>⋅ <text:s text:c="8"/>⋅ <text:s text:c="6"/>x^3+x <text:s text:c="7"/>x^2 <text:s text:c="7"/>x^2 <text:s text:c="9"/>x^6+x^4+x^2</text:p>
      <text:p text:style-name="Standard">X2.11 <text:s text:c="2"/>⋅ <text:s text:c="6"/>⋅ <text:s text:c="2"/>⋅ <text:s text:c="9"/>⋅ <text:s text:c="8"/>⋅ <text:s text:c="2"/>⋅ <text:s text:c="2"/>⋅ <text:s text:c="2"/>⋅ <text:s text:c="8"/>⋅ <text:s text:c="4"/>1 <text:s text:c="2"/>⋅ <text:s text:c="8"/>⋅ <text:s text:c="4"/>1 <text:s text:c="8"/>⋅ <text:s text:c="4"/>1 <text:s text:c="8"/>1 <text:s text:c="10"/>⋅ <text:s/>x^4+x^2+1 <text:s/>x^4+x^2+1 <text:s text:c="2"/>x^8+x^6+2x^4+x^2+1</text:p>
      <text:p text:style-name="Standard">X11.2 <text:s text:c="2"/>⋅ <text:s text:c="6"/>⋅ <text:s text:c="2"/>⋅ <text:s text:c="9"/>⋅ <text:s text:c="8"/>⋅ <text:s text:c="2"/>⋅ <text:s text:c="2"/>⋅ <text:s text:c="2"/>⋅ <text:s text:c="8"/>⋅ <text:s text:c="4"/>⋅ <text:s text:c="2"/>1 <text:s text:c="8"/>⋅ <text:s text:c="4"/>1 <text:s text:c="8"/>x <text:s text:c="4"/>1 <text:s text:c="8"/>1 <text:s text:c="10"/>x <text:s text:c="5"/>x^2+1 <text:s/>x^4+x^2+1 <text:s text:c="2"/>x^8+x^6+2x^4+x^2+1</text:p>
      <text:p text:style-name="Standard">X.31 <text:s text:c="3"/>⋅ <text:s text:c="6"/>⋅ <text:s text:c="2"/>⋅ <text:s text:c="9"/>⋅ <text:s text:c="8"/>⋅ <text:s text:c="2"/>⋅ <text:s text:c="2"/>⋅ <text:s text:c="2"/>⋅ <text:s text:c="8"/>⋅ <text:s text:c="4"/>⋅ <text:s text:c="2"/>⋅ <text:s text:c="8"/>1 <text:s text:c="4"/>⋅ <text:s text:c="8"/>⋅ <text:s text:c="4"/>⋅ <text:s text:c="8"/>x <text:s text:c="10"/>⋅ <text:s text:c="9"/>⋅ <text:s text:c="5"/>x^3+x <text:s text:c="11"/>x^5+x^3+x</text:p>
      <text:p text:style-name="Standard">X1.21 <text:s text:c="2"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1 <text:s text:c="8"/>⋅ <text:s text:c="4"/>1 <text:s text:c="4"/>x^2+1 <text:s text:c="10"/>⋅ <text:s text:c="5"/>x^2+1 x^4+2x^2+1 x^8+2x^6+2x^4+2x^2+1</text:p>
      <text:p text:style-name="Standard">X111.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1 <text:s text:c="4"/>⋅ <text:s text:c="8"/>⋅ <text:s text:c="6"/>x^2+1 <text:s text:c="9"/>x <text:s text:c="9"/>x <text:s text:c="7"/>x^7+x^5+x^3+x</text:p>
      <text:p text:style-name="Standard">X11.1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1 <text:s text:c="8"/>1 <text:s text:c="10"/>x <text:s text:c="5"/>x^2+1 <text:s text:c="5"/>x^2+1 <text:s text:c="2"/>x^8+x^6+2x^4+x^2+1</text:p>
      <text:p text:style-name="Standard">X.22 <text:s text:c="3"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1 <text:s text:c="10"/>⋅ <text:s text:c="9"/>⋅ <text:s text:c="9"/>1 <text:s text:c="15"/>x^4+1</text:p>
      <text:p text:style-name="Standard">X1111.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1 <text:s text:c="9"/>⋅ <text:s text:c="9"/>⋅ <text:s text:c="17"/>x^3</text:p>
      <text:p text:style-name="Standard">X1.11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⋅ <text:s text:c="9"/>1 <text:s text:c="9"/>1 <text:s text:c="7"/>x^6+x^4+x^2+1</text:p>
      <text:p text:style-name="Standard">X.211 <text:s text:c="2"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⋅ <text:s text:c="9"/>⋅ <text:s text:c="9"/>1 <text:s text:c="11"/>x^4+x^2+1</text:p>
      <text:p text:style-name="Standard">X.111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⋅ <text:s text:c="9"/>⋅ <text:s text:c="9"/>⋅ <text:s text:c="19"/>1</text:p>
      <text:p text:style-name="Standard"/>
      <text:h text:style-name="P7" text:outline-level="1"><text:span text:style-name="T10">C</text:span><text:span text:style-name="T3">4</text:span></text:h>
      <text:p text:style-name="Standard"/>
      <text:p text:style-name="Standard"><text:s text:c="8"/>8 62(11) 62 44(11) 44 611 422(11) 422 4211(11) <text:s/>4211 332 <text:s/>3311 2222(11) <text:s/>2222 41111 <text:s/>22211 221111(11) <text:s text:c="4"/>221111 <text:s text:c="8"/>2111111 <text:s text:c="12"/>11111111</text:p>
      <text:p text:style-name="Standard">______________________________________________________________________________________________________________________________________________________________</text:p>
      <text:p text:style-name="Standard">X4. <text:s text:c="4"/>1 <text:s text:c="5"/>⋅ <text:s/>1 <text:s text:c="5"/>⋅ <text:s/>1 <text:s text:c="2"/>1 <text:s text:c="6"/>⋅ <text:s text:c="2"/>1 <text:s text:c="7"/>⋅ <text:s text:c="4"/>1 <text:s text:c="2"/>1 <text:s text:c="4"/>1 <text:s text:c="7"/>⋅ <text:s text:c="4"/>1 <text:s text:c="4"/>1 <text:s text:c="5"/>1 <text:s text:c="9"/>⋅ <text:s text:c="9"/>1 <text:s text:c="14"/>1 <text:s text:c="19"/>1</text:p>
      <text:p text:style-name="Standard">X.4 <text:s text:c="4"/>⋅ <text:s text:c="5"/>1 <text:s/>⋅ <text:s text:c="5"/>1 <text:s/>⋅ <text:s text:c="2"/>⋅ <text:s text:c="6"/>⋅ <text:s text:c="2"/>⋅ <text:s text:c="7"/>x <text:s text:c="4"/>⋅ <text:s text:c="2"/>⋅ <text:s text:c="4"/>x <text:s text:c="7"/>x <text:s text:c="4"/>⋅ <text:s text:c="4"/>⋅ <text:s text:c="5"/>⋅ <text:s text:c="7"/>x^2 <text:s text:c="9"/>⋅ <text:s text:c="14"/>⋅ <text:s text:c="17"/>x^3</text:p>
      <text:p text:style-name="Standard">X3.1 <text:s text:c="3"/>⋅ <text:s text:c="5"/>⋅ <text:s/>1 <text:s text:c="5"/>⋅ <text:s/>1 <text:s text:c="2"/>1 <text:s text:c="6"/>⋅ <text:s text:c="2"/>1 <text:s text:c="7"/>⋅ x^2+1 <text:s text:c="2"/>1 x^2+1 <text:s text:c="7"/>⋅ x^2+1 x^2+1 <text:s/>x^2+1 <text:s text:c="9"/>⋅ <text:s/>x^4+x^2+1 <text:s text:c="6"/>x^4+x^2+1 <text:s text:c="7"/>x^6+x^4+x^2+1</text:p>
      <text:p text:style-name="Standard">X1.3 <text:s text:c="3"/>⋅ <text:s text:c="5"/>⋅ <text:s/>⋅ <text:s text:c="5"/>1 <text:s/>⋅ <text:s text:c="2"/>⋅ <text:s text:c="6"/>⋅ <text:s text:c="2"/>⋅ <text:s text:c="7"/>x <text:s text:c="4"/>⋅ <text:s text:c="2"/>x <text:s text:c="3"/>2x <text:s text:c="7"/>x <text:s text:c="4"/>x <text:s text:c="4"/>⋅ <text:s text:c="5"/>x <text:s text:c="3"/>x^4+x^2 <text:s text:c="9"/>x <text:s text:c="14"/>x <text:s text:c="7"/>x^7+x^5+x^3+x</text:p>
      <text:p text:style-name="Standard">X2.2 <text:s text:c="3"/>⋅ <text:s text:c="5"/>⋅ <text:s/>⋅ <text:s text:c="5"/>⋅ <text:s/>1 <text:s text:c="2"/>⋅ <text:s text:c="6"/>⋅ <text:s text:c="2"/>1 <text:s text:c="7"/>⋅ <text:s text:c="4"/>1 <text:s text:c="2"/>1 x^2+1 <text:s text:c="5"/>x^2 x^2+1 <text:s text:c="4"/>1 <text:s/>x^2+1 <text:s text:c="7"/>x^3 <text:s/>x^4+x^2+1 <text:s text:c="6"/>x^4+x^2+1 <text:s text:c="2"/>x^8+x^6+2x^4+x^2+1</text:p>
      <text:p text:style-name="Standard">X31. <text:s text:c="3"/>⋅ <text:s text:c="5"/>⋅ <text:s/>⋅ <text:s text:c="5"/>⋅ <text:s/>⋅ <text:s text:c="2"/>1 <text:s text:c="6"/>⋅ <text:s text:c="2"/>1 <text:s text:c="7"/>⋅ <text:s text:c="4"/>1 <text:s text:c="2"/>1 <text:s text:c="4"/>1 <text:s text:c="7"/>⋅ <text:s text:c="4"/>1 x^2+1 <text:s/>x^2+1 <text:s text:c="9"/>⋅ <text:s text:c="5"/>x^2+1 <text:s text:c="6"/>x^4+x^2+1 <text:s text:c="11"/>x^4+x^2+1</text:p>
      <text:p text:style-name="Standard">X22. <text:s text:c="3"/>⋅ <text:s text:c="5"/>⋅ <text:s/>⋅ <text:s text:c="5"/>⋅ <text:s/>⋅ <text:s text:c="2"/>⋅ <text:s text:c="6"/>1 <text:s text:c="2"/>⋅ <text:s text:c="7"/>⋅ <text:s text:c="4"/>⋅ <text:s text:c="2"/>⋅ <text:s text:c="4"/>⋅ <text:s text:c="7"/>⋅ <text:s text:c="4"/>x <text:s text:c="4"/>x <text:s text:c="5"/>x <text:s text:c="9"/>⋅ <text:s text:c="9"/>x <text:s text:c="10"/>x^5+x <text:s text:c="15"/>x^5+x</text:p>
      <text:p text:style-name="Standard">X21.1 <text:s text:c="2"/>⋅ <text:s text:c="5"/>⋅ <text:s/>⋅ <text:s text:c="5"/>⋅ <text:s/>⋅ <text:s text:c="2"/>⋅ <text:s text:c="6"/>⋅ <text:s text:c="2"/>1 <text:s text:c="7"/>⋅ <text:s text:c="4"/>1 <text:s text:c="2"/>1 <text:s text:c="4"/>1 <text:s text:c="7"/>⋅ x^2+1 x^2+1 2x^2+1 <text:s text:c="9"/>⋅ x^4+2x^2+1 x^6+2x^4+2x^2+1 x^8+2x^6+2x^4+2x^2+1</text:p>
      <text:p text:style-name="Standard">X.31 <text:s text:c="3"/>⋅ <text:s text:c="5"/>⋅ <text:s/>⋅ <text:s text:c="5"/>⋅ <text:s/>⋅ <text:s text:c="2"/>⋅ <text:s text:c="6"/>⋅ <text:s text:c="2"/>⋅ <text:s text:c="7"/>1 <text:s text:c="4"/>⋅ <text:s text:c="2"/>⋅ <text:s text:c="4"/>1 <text:s text:c="7"/>1 <text:s text:c="4"/>⋅ <text:s text:c="4"/>⋅ <text:s text:c="5"/>⋅ <text:s text:c="5"/>x^3+x <text:s text:c="9"/>⋅ <text:s text:c="14"/>⋅ <text:s text:c="9"/>x^6+x^4+x^2</text:p>
      <text:p text:style-name="Standard">X2.11 <text:s text:c="2"/>⋅ <text:s text:c="5"/>⋅ <text:s/>⋅ <text:s text:c="5"/>⋅ <text:s/>⋅ <text:s text:c="2"/>⋅ <text:s text:c="6"/>⋅ <text:s text:c="2"/>⋅ <text:s text:c="7"/>⋅ <text:s text:c="4"/>1 <text:s text:c="2"/>⋅ <text:s text:c="4"/>1 <text:s text:c="7"/>⋅ <text:s text:c="4"/>1 <text:s text:c="4"/>1 <text:s text:c="5"/>1 <text:s text:c="9"/>⋅ <text:s/>x^4+x^2+1 <text:s text:c="6"/>x^4+x^2+1 <text:s text:c="2"/>x^8+x^6+2x^4+x^2+1</text:p>
      <text:p text:style-name="Standard">X11.2 <text:s text:c="2"/>⋅ <text:s text:c="5"/>⋅ <text:s/>⋅ <text:s text:c="5"/>⋅ <text:s/>⋅ <text:s text:c="2"/>⋅ <text:s text:c="6"/>⋅ <text:s text:c="2"/>⋅ <text:s text:c="7"/>⋅ <text:s text:c="4"/>⋅ <text:s text:c="2"/>1 <text:s text:c="4"/>1 <text:s text:c="7"/>⋅ <text:s text:c="4"/>1 <text:s text:c="4"/>⋅ <text:s/>x^2+1 <text:s text:c="7"/>x^3 <text:s text:c="5"/>x^2+1 <text:s text:c="6"/>x^4+x^2+1 <text:s text:c="2"/>x^8+x^6+2x^4+x^2+1</text:p>
      <text:p text:style-name="Standard">X1.21 <text:s text:c="2"/>⋅ <text:s text:c="5"/>⋅ <text:s/>⋅ <text:s text:c="5"/>⋅ <text:s/>⋅ <text:s text:c="2"/>⋅ <text:s text:c="6"/>⋅ <text:s text:c="2"/>⋅ <text:s text:c="7"/>⋅ <text:s text:c="4"/>⋅ <text:s text:c="2"/>⋅ <text:s text:c="4"/>1 <text:s text:c="7"/>1 <text:s text:c="4"/>1 <text:s text:c="4"/>⋅ <text:s text:c="5"/>1 <text:s text:c="5"/>x^3+x <text:s text:c="5"/>x^2+1 <text:s text:c="10"/>x^2+1 x^8+2x^6+2x^4+2x^2+1</text:p>
      <text:p text:style-name="Standard">X.22 <text:s text:c="3"/>⋅ <text:s text:c="5"/>⋅ <text:s/>⋅ <text:s text:c="5"/>⋅ <text:s/>⋅ <text:s text:c="2"/>⋅ <text:s text:c="6"/>⋅ <text:s text:c="2"/>⋅ <text:s text:c="7"/>⋅ <text:s text:c="4"/>⋅ <text:s text:c="2"/>⋅ <text:s text:c="4"/>⋅ <text:s text:c="7"/>1 <text:s text:c="4"/>⋅ <text:s text:c="4"/>⋅ <text:s text:c="5"/>⋅ <text:s text:c="9"/>x <text:s text:c="9"/>⋅ <text:s text:c="14"/>⋅ <text:s text:c="13"/>x^6+x^2</text:p>
      <text:p text:style-name="Standard">X11.11 <text:s/>⋅ <text:s text:c="5"/>⋅ <text:s/>⋅ <text:s text:c="5"/>⋅ <text:s/>⋅ <text:s text:c="2"/>⋅ <text:s text:c="6"/>⋅ <text:s text:c="2"/>⋅ <text:s text:c="7"/>⋅ <text:s text:c="4"/>⋅ <text:s text:c="2"/>⋅ <text:s text:c="4"/>⋅ <text:s text:c="7"/>⋅ <text:s text:c="4"/>1 <text:s text:c="4"/>⋅ <text:s text:c="5"/>1 <text:s text:c="9"/>⋅ <text:s text:c="5"/>x^2+1 <text:s text:c="6"/>x^4+x^2+1 <text:s text:c="2"/>x^8+x^6+2x^4+x^2+1</text:p>
      <text:p text:style-name="Standard">X211. <text:s text:c="2"/>⋅ <text:s text:c="5"/>⋅ <text:s/>⋅ <text:s text:c="5"/>⋅ <text:s/>⋅ <text:s text:c="2"/>⋅ <text:s text:c="6"/>⋅ <text:s text:c="2"/>⋅ <text:s text:c="7"/>⋅ <text:s text:c="4"/>⋅ <text:s text:c="2"/>⋅ <text:s text:c="4"/>⋅ <text:s text:c="7"/>⋅ <text:s text:c="4"/>⋅ <text:s text:c="4"/>1 <text:s text:c="5"/>1 <text:s text:c="9"/>⋅ <text:s text:c="9"/>1 <text:s text:c="6"/>x^4+x^2+1 <text:s text:c="11"/>x^4+x^2+1</text:p>
      <text:p text:style-name="Standard">X111.1 <text:s/>⋅ <text:s text:c="5"/>⋅ <text:s/>⋅ <text:s text:c="5"/>⋅ <text:s/>⋅ <text:s text:c="2"/>⋅ <text:s text:c="6"/>⋅ <text:s text:c="2"/>⋅ <text:s text:c="7"/>⋅ <text:s text:c="4"/>⋅ <text:s text:c="2"/>⋅ <text:s text:c="4"/>⋅ <text:s text:c="7"/>⋅ <text:s text:c="4"/>⋅ <text:s text:c="4"/>⋅ <text:s text:c="5"/>1 <text:s text:c="9"/>⋅ <text:s text:c="9"/>1 <text:s text:c="6"/>x^4+x^2+1 <text:s text:c="7"/>x^6+x^4+x^2+1</text:p>
      <text:p text:style-name="Standard">X.211 <text:s text:c="2"/>⋅ <text:s text:c="5"/>⋅ <text:s/>⋅ <text:s text:c="5"/>⋅ <text:s/>⋅ <text:s text:c="2"/>⋅ <text:s text:c="6"/>⋅ <text:s text:c="2"/>⋅ <text:s text:c="7"/>⋅ <text:s text:c="4"/>⋅ <text:s text:c="2"/>⋅ <text:s text:c="4"/>⋅ <text:s text:c="7"/>⋅ <text:s text:c="4"/>⋅ <text:s text:c="4"/>⋅ <text:s text:c="5"/>⋅ <text:s text:c="9"/>1 <text:s text:c="9"/>⋅ <text:s text:c="14"/>⋅ <text:s text:c="11"/>x^5+x^3+x</text:p>
      <text:p text:style-name="Standard">X1.111 <text:s/>⋅ <text:s text:c="5"/>⋅ <text:s/>⋅ <text:s text:c="5"/>⋅ <text:s/>⋅ <text:s text:c="2"/>⋅ <text:s text:c="6"/>⋅ <text:s text:c="2"/>⋅ <text:s text:c="7"/>⋅ <text:s text:c="4"/>⋅ <text:s text:c="2"/>⋅ <text:s text:c="4"/>⋅ <text:s text:c="7"/>⋅ <text:s text:c="4"/>⋅ <text:s text:c="4"/>⋅ <text:s text:c="5"/>⋅ <text:s text:c="9"/>⋅ <text:s text:c="9"/>1 <text:s text:c="14"/>1 <text:s text:c="7"/>x^6+x^4+x^2+1</text:p>
      <text:p text:style-name="Standard">X1111. <text:s/>⋅ <text:s text:c="5"/>⋅ <text:s/>⋅ <text:s text:c="5"/>⋅ <text:s/>⋅ <text:s text:c="2"/>⋅ <text:s text:c="6"/>⋅ <text:s text:c="2"/>⋅ <text:s text:c="7"/>⋅ <text:s text:c="4"/>⋅ <text:s text:c="2"/>⋅ <text:s text:c="4"/>⋅ <text:s text:c="7"/>⋅ <text:s text:c="4"/>⋅ <text:s text:c="4"/>⋅ <text:s text:c="5"/>⋅ <text:s text:c="9"/>⋅ <text:s text:c="9"/>⋅ <text:s text:c="14"/>1 <text:s text:c="19"/>1</text:p>
      <text:p text:style-name="Standard">X.1111 <text:s/>⋅ <text:s text:c="5"/>⋅ <text:s/>⋅ <text:s text:c="5"/>⋅ <text:s/>⋅ <text:s text:c="2"/>⋅ <text:s text:c="6"/>⋅ <text:s text:c="2"/>⋅ <text:s text:c="7"/>⋅ <text:s text:c="4"/>⋅ <text:s text:c="2"/>⋅ <text:s text:c="4"/>⋅ <text:s text:c="7"/>⋅ <text:s text:c="4"/>⋅ <text:s text:c="4"/>⋅ <text:s text:c="5"/>⋅ <text:s text:c="9"/>⋅ <text:s text:c="9"/>⋅ <text:s text:c="14"/>⋅ <text:s text:c="19"/>1</text:p>
      <text:p text:style-name="Standard"/>
      <text:h text:style-name="P7" text:outline-level="1">D<text:span text:style-name="T3">4</text:span></text:h>
      <text:p text:style-name="Standard"/>
      <text:p text:style-name="Standard"><text:s text:c="8"/>71 53 5111 44+ 44- 3311(11) 3311 3221 311111 2222+ 2222- 221111 <text:s text:c="7"/>11111111</text:p>
      <text:p text:style-name="Standard">________________________________________________________________________________________</text:p>
      <text:p text:style-name="Standard">X.4 <text:s text:c="5"/>1 <text:s/>1 <text:s text:c="3"/>1 <text:s text:c="2"/>1 <text:s text:c="2"/>1 <text:s text:c="7"/>⋅ <text:s text:c="3"/>1 <text:s text:c="3"/>1 <text:s text:c="5"/>1 <text:s text:c="4"/>1 <text:s text:c="4"/>1 <text:s text:c="5"/>1 <text:s text:c="14"/>1</text:p>
      <text:p text:style-name="Standard">X1.3 <text:s text:c="4"/>⋅ <text:s/>1 <text:s text:c="3"/>1 <text:s text:c="2"/>1 <text:s text:c="2"/>1 <text:s text:c="7"/>x <text:s text:c="3"/>1 <text:s text:c="3"/>1 <text:s/>x^2+1 x^2+1 x^2+1 2x^2+1 <text:s text:c="5"/>x^4+2x^2+1</text:p>
      <text:p text:style-name="Standard">X.31 <text:s text:c="4"/>⋅ <text:s/>⋅ <text:s text:c="3"/>1 <text:s text:c="2"/>⋅ <text:s text:c="2"/>⋅ <text:s text:c="7"/>⋅ <text:s text:c="3"/>1 <text:s text:c="3"/>1 <text:s/>x^2+1 <text:s text:c="4"/>1 <text:s text:c="4"/>1 <text:s/>x^2+1 <text:s text:c="6"/>x^4+x^2+1</text:p>
      <text:p text:style-name="Standard">X2- <text:s text:c="5"/>⋅ <text:s/>⋅ <text:s text:c="3"/>⋅ <text:s text:c="2"/>1 <text:s text:c="2"/>⋅ <text:s text:c="7"/>⋅ <text:s text:c="3"/>1 <text:s text:c="3"/>1 <text:s text:c="5"/>1 x^2+1 <text:s text:c="4"/>1 <text:s/>x^2+1 <text:s text:c="6"/>x^4+x^2+1</text:p>
      <text:p text:style-name="Standard">X2+ <text:s text:c="5"/>⋅ <text:s/>⋅ <text:s text:c="3"/>⋅ <text:s text:c="2"/>⋅ <text:s text:c="2"/>1 <text:s text:c="7"/>⋅ <text:s text:c="3"/>1 <text:s text:c="3"/>1 <text:s text:c="5"/>1 <text:s text:c="4"/>1 x^2+1 <text:s/>x^2+1 <text:s text:c="6"/>x^4+x^2+1</text:p>
      <text:p text:style-name="Standard">X11.2 <text:s text:c="3"/>⋅ <text:s/>⋅ <text:s text:c="3"/>⋅ <text:s text:c="2"/>⋅ <text:s text:c="2"/>⋅ <text:s text:c="7"/>1 <text:s text:c="3"/>⋅ <text:s text:c="3"/>⋅ <text:s text:c="5"/>x <text:s text:c="4"/>x <text:s text:c="4"/>x x^3+2x <text:s text:c="3"/>2x^5+2x^3+2x</text:p>
      <text:p text:style-name="Standard">X1.21 <text:s text:c="3"/>⋅ <text:s/>⋅ <text:s text:c="3"/>⋅ <text:s text:c="2"/>⋅ <text:s text:c="2"/>⋅ <text:s text:c="7"/>⋅ <text:s text:c="3"/>1 <text:s text:c="3"/>1 <text:s/>x^2+1 x^2+1 x^2+1 3x^2+1 x^6+3x^4+3x^2+1</text:p>
      <text:p text:style-name="Standard">X.22 <text:s text:c="4"/>⋅ <text:s/>⋅ <text:s text:c="3"/>⋅ <text:s text:c="2"/>⋅ <text:s text:c="2"/>⋅ <text:s text:c="7"/>⋅ <text:s text:c="3"/>⋅ <text:s text:c="3"/>1 <text:s text:c="5"/>1 <text:s text:c="4"/>1 <text:s text:c="4"/>1 <text:s text:c="5"/>1 <text:s text:c="10"/>x^4+1</text:p>
      <text:p text:style-name="Standard">X.211 <text:s text:c="3"/>⋅ <text:s/>⋅ <text:s text:c="3"/>⋅ <text:s text:c="2"/>⋅ <text:s text:c="2"/>⋅ <text:s text:c="7"/>⋅ <text:s text:c="3"/>⋅ <text:s text:c="3"/>⋅ <text:s text:c="5"/>1 <text:s text:c="4"/>⋅ <text:s text:c="4"/>⋅ <text:s text:c="5"/>1 <text:s text:c="6"/>x^4+x^2+1</text:p>
      <text:p text:style-name="Standard">X11- <text:s text:c="4"/>⋅ <text:s/>⋅ <text:s text:c="3"/>⋅ <text:s text:c="2"/>⋅ <text:s text:c="2"/>⋅ <text:s text:c="7"/>⋅ <text:s text:c="3"/>⋅ <text:s text:c="3"/>⋅ <text:s text:c="5"/>⋅ <text:s text:c="4"/>1 <text:s text:c="4"/>⋅ <text:s text:c="5"/>1 <text:s text:c="6"/>x^4+x^2+1</text:p>
      <text:p text:style-name="Standard">X11+ <text:s text:c="4"/>⋅ <text:s/>⋅ <text:s text:c="3"/>⋅ <text:s text:c="2"/>⋅ <text:s text:c="2"/>⋅ <text:s text:c="7"/>⋅ <text:s text:c="3"/>⋅ <text:s text:c="3"/>⋅ <text:s text:c="5"/>⋅ <text:s text:c="4"/>⋅ <text:s text:c="4"/>1 <text:s text:c="5"/>1 <text:s text:c="6"/>x^4+x^2+1</text:p>
      <text:p text:style-name="Standard">X1.111 <text:s text:c="2"/>⋅ <text:s/>⋅ <text:s text:c="3"/>⋅ <text:s text:c="2"/>⋅ <text:s text:c="2"/>⋅ <text:s text:c="7"/>⋅ <text:s text:c="3"/>⋅ <text:s text:c="3"/>⋅ <text:s text:c="5"/>⋅ <text:s text:c="4"/>⋅ <text:s text:c="4"/>⋅ <text:s text:c="5"/>1 <text:s text:c="5"/>x^4+2x^2+1</text:p>
      <text:p text:style-name="Standard">X.1111 <text:s text:c="2"/>⋅ <text:s/>⋅ <text:s text:c="3"/>⋅ <text:s text:c="2"/>⋅ <text:s text:c="2"/>⋅ <text:s text:c="7"/>⋅ <text:s text:c="3"/>⋅ <text:s text:c="3"/>⋅ <text:s text:c="5"/>⋅ <text:s text:c="4"/>⋅ <text:s text:c="4"/>⋅ <text:s text:c="5"/>⋅ <text:s text:c="14"/>1</text:p>
      <text:p text:style-name="Standard"/>
      <text:h text:style-name="P5" text:outline-level="1">F<text:span text:style-name="T3">4</text:span></text:h>
      <text:p text:style-name="Standard"/>
      <text:p text:style-name="Standard"><text:s text:c="13"/>|F4 F4(a1)(11) F4(a1) F4(a2)(11) F4(a2) C3 B3 F4(a3)(211) F4(a3)(22) F4(a3)(31) F4(a3) C3(a1)(11) C3(a1) ~A2+A1 B2(11) <text:s text:c="3"/>B2 A2+~A1 <text:s text:c="6"/>~A2 A2(11) <text:s text:c="7"/>A2 <text:s text:c="4"/>A1+~A1 <text:s text:c="4"/>~A1(11) <text:s text:c="12"/>~A1 <text:s text:c="18"/>A1 <text:s text:c="37"/>1</text:p>
      <text:p text:style-name="Standard">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Standard">Xphi{1,0} <text:s text:c="3"/>| 1 <text:s text:c="9"/>⋅ <text:s text:c="5"/>1 <text:s text:c="9"/>⋅ <text:s text:c="5"/>1 <text:s/>1 <text:s/>1 <text:s text:c="10"/>⋅ <text:s text:c="9"/>⋅ <text:s text:c="9"/>⋅ <text:s text:c="5"/>1 <text:s text:c="9"/>⋅ <text:s text:c="5"/>1 <text:s text:c="5"/>1 <text:s text:c="5"/>⋅ <text:s text:c="4"/>1 <text:s text:c="5"/>1 <text:s text:c="8"/>1 <text:s text:c="5"/>⋅ <text:s text:c="8"/>1 <text:s text:c="9"/>1 <text:s text:c="10"/>⋅ <text:s text:c="14"/>1 <text:s text:c="19"/>1 <text:s text:c="37"/>1</text:p>
      <text:p text:style-name="Standard">Xphi{2,4}' <text:s text:c="2"/>| ⋅ <text:s text:c="9"/>1 <text:s text:c="5"/>⋅ <text:s text:c="9"/>⋅ <text:s text:c="5"/>⋅ <text:s/>x <text:s/>⋅ <text:s text:c="10"/>⋅ <text:s text:c="9"/>⋅ <text:s text:c="9"/>x <text:s text:c="5"/>⋅ <text:s text:c="9"/>x <text:s text:c="5"/>x <text:s text:c="5"/>x <text:s text:c="5"/>x <text:s text:c="4"/>⋅ <text:s text:c="5"/>⋅ <text:s text:c="4"/>x^3+x <text:s text:c="5"/>⋅ <text:s text:c="8"/>⋅ <text:s text:c="7"/>x^3 <text:s text:c="8"/>x^4 <text:s text:c="12"/>x^3 <text:s text:c="17"/>x^3 <text:s text:c="31"/>x^7+x^3</text:p>
      <text:p text:style-name="Standard">Xphi{4,1} <text:s text:c="3"/>| ⋅ <text:s text:c="9"/>⋅ <text:s text:c="5"/>1 <text:s text:c="9"/>⋅ <text:s text:c="5"/>1 <text:s/>1 <text:s/>1 <text:s text:c="10"/>⋅ <text:s text:c="7"/>x^2 <text:s text:c="9"/>⋅ <text:s text:c="5"/>1 <text:s text:c="9"/>⋅ <text:s/>x^2+1 <text:s text:c="5"/>1 <text:s text:c="5"/>⋅ x^2+1 <text:s text:c="5"/>1 <text:s text:c="4"/>x^4+1 <text:s text:c="5"/>⋅ <text:s text:c="4"/>x^4+1 <text:s text:c="5"/>x^4+1 <text:s text:c="10"/>⋅ <text:s text:c="6"/>x^6+x^4+1 <text:s text:c="11"/>x^6+x^4+1 <text:s text:c="24"/>x^1⋅+x^6+x^4+1</text:p>
      <text:p text:style-name="Standard">Xphi{2,4}'' <text:s/>| ⋅ <text:s text:c="9"/>⋅ <text:s text:c="5"/>⋅ <text:s text:c="9"/>1 <text:s text:c="5"/>⋅ <text:s/>⋅ <text:s/>1 <text:s text:c="10"/>⋅ <text:s text:c="9"/>⋅ <text:s text:c="9"/>⋅ <text:s text:c="5"/>⋅ <text:s text:c="9"/>⋅ <text:s text:c="5"/>⋅ <text:s text:c="5"/>⋅ <text:s text:c="5"/>⋅ <text:s text:c="2"/>x^2 <text:s text:c="3"/>x^2 <text:s text:c="8"/>⋅ <text:s text:c="3"/>x^3 <text:s text:c="6"/>x^2 <text:s text:c="7"/>x^2 <text:s text:c="10"/>⋅ <text:s text:c="12"/>x^2 <text:s text:c="13"/>x^6+x^2 <text:s text:c="31"/>x^6+x^2</text:p>
      <text:p text:style-name="Standard">Xphi{9,2} <text:s text:c="3"/>| ⋅ <text:s text:c="9"/>⋅ <text:s text:c="5"/>⋅ <text:s text:c="9"/>⋅ <text:s text:c="5"/>1 <text:s/>1 <text:s/>1 <text:s text:c="10"/>⋅ <text:s text:c="9"/>⋅ <text:s text:c="9"/>⋅ <text:s text:c="5"/>1 <text:s text:c="9"/>⋅ <text:s/>x^2+1 <text:s/>x^2+1 <text:s text:c="3"/>x^2 x^2+1 <text:s/>x^2+1 x^4+x^2+1 <text:s text:c="5"/>⋅ x^4+x^2+1 2x^4+x^2+1 <text:s text:c="8"/>x^5 <text:s/>x^6+2x^4+x^2+1 <text:s text:c="2"/>x^8+x^6+2x^4+x^2+1 <text:s text:c="9"/>x^12+x^1⋅+2x^8+x^6+2x^4+x^2+1</text:p>
      <text:p text:style-name="Standard">Xphi{8,3}' <text:s text:c="2"/>| ⋅ <text:s text:c="9"/>⋅ <text:s text:c="5"/>⋅ <text:s text:c="9"/>⋅ <text:s text:c="5"/>⋅ <text:s/>1 <text:s/>⋅ <text:s text:c="10"/>⋅ <text:s text:c="9"/>⋅ <text:s text:c="9"/>1 <text:s text:c="5"/>1 <text:s text:c="9"/>1 <text:s text:c="5"/>2 <text:s text:c="5"/>2 <text:s text:c="5"/>1 <text:s text:c="4"/>1 <text:s text:c="5"/>1 x^4+x^2+2 <text:s text:c="5"/>⋅ <text:s text:c="8"/>1 <text:s/>x^4+x^2+1 <text:s text:c="4"/>x^5+x^3 <text:s text:c="2"/>x^6+x^4+x^2+1 <text:s text:c="7"/>x^6+x^4+x^2+1 <text:s text:c="10"/>x^12+x^1⋅+x^8+2x^6+x^4+x^2+1</text:p>
      <text:p text:style-name="Standard">Xphi{8,3}'' <text:s/>| ⋅ <text:s text:c="9"/>⋅ <text:s text:c="5"/>⋅ <text:s text:c="9"/>⋅ <text:s text:c="5"/>⋅ <text:s/>⋅ <text:s/>1 <text:s text:c="10"/>⋅ <text:s text:c="9"/>⋅ <text:s text:c="9"/>⋅ <text:s text:c="5"/>1 <text:s text:c="9"/>⋅ <text:s text:c="5"/>1 <text:s text:c="5"/>1 <text:s text:c="5"/>⋅ x^2+1 <text:s/>x^2+1 <text:s text:c="8"/>1 <text:s text:c="3"/>x^3 x^4+x^2+1 <text:s/>x^4+x^2+1 <text:s text:c="10"/>⋅ <text:s text:c="2"/>x^6+x^4+x^2+1 <text:s text:c="2"/>x^8+2x^6+x^4+x^2+1 <text:s text:c="10"/>x^12+x^1⋅+x^8+2x^6+x^4+x^2+1</text:p>
      <text:p text:style-name="Standard">Xphi{1,12}' <text:s/>| ⋅ <text:s text:c="9"/>⋅ <text:s text:c="5"/>⋅ <text:s text:c="9"/>⋅ <text:s text:c="5"/>⋅ <text:s/>⋅ <text:s/>⋅ <text:s text:c="10"/>1 <text:s text:c="9"/>⋅ <text:s text:c="9"/>⋅ <text:s text:c="5"/>⋅ <text:s text:c="9"/>1 <text:s text:c="5"/>⋅ <text:s text:c="5"/>⋅ <text:s text:c="5"/>⋅ <text:s text:c="4"/>⋅ <text:s text:c="5"/>⋅ <text:s text:c="6"/>x^2 <text:s text:c="5"/>⋅ <text:s text:c="8"/>⋅ <text:s text:c="9"/>⋅ <text:s text:c="8"/>x^5 <text:s text:c="14"/>⋅ <text:s text:c="19"/>⋅ <text:s text:c="35"/>x^8</text:p>
      <text:p text:style-name="Standard">Xphi{6,6}'' <text:s/>| ⋅ <text:s text:c="9"/>⋅ <text:s text:c="5"/>⋅ <text:s text:c="9"/>⋅ <text:s text:c="5"/>⋅ <text:s/>⋅ <text:s/>⋅ <text:s text:c="10"/>⋅ <text:s text:c="9"/>1 <text:s text:c="9"/>⋅ <text:s text:c="5"/>⋅ <text:s text:c="9"/>⋅ <text:s text:c="5"/>1 <text:s text:c="5"/>⋅ <text:s text:c="5"/>⋅ <text:s text:c="4"/>1 <text:s text:c="5"/>⋅ <text:s text:c="6"/>x^2 <text:s text:c="5"/>⋅ <text:s text:c="6"/>x^2 <text:s text:c="7"/>x^2 <text:s text:c="10"/>⋅ <text:s text:c="4"/>x^8+x^4+x^2 <text:s text:c="9"/>x^8+x^4+x^2 <text:s text:c="16"/>x^14+x^12+2x^8+x^4+x^2</text:p>
      <text:p text:style-name="Standard">Xphi{9,6}' <text:s text:c="2"/>| ⋅ <text:s text:c="9"/>⋅ <text:s text:c="5"/>⋅ <text:s text:c="9"/>⋅ <text:s text:c="5"/>⋅ <text:s/>⋅ <text:s/>⋅ <text:s text:c="10"/>⋅ <text:s text:c="9"/>⋅ <text:s text:c="9"/>1 <text:s text:c="5"/>⋅ <text:s text:c="9"/>1 <text:s text:c="5"/>1 <text:s text:c="5"/>1 <text:s text:c="5"/>1 <text:s text:c="4"/>⋅ <text:s text:c="5"/>⋅ x^4+x^2+1 <text:s text:c="5"/>⋅ <text:s text:c="8"/>⋅ <text:s text:c="3"/>x^4+x^2 x^7+x^5+x^3 <text:s text:c="4"/>x^6+x^4+x^2 <text:s text:c="9"/>x^6+x^4+x^2 <text:s text:c="6"/>x^14+x^12+2x^1⋅+x^8+2x^6+x^4+x^2</text:p>
      <text:p text:style-name="Standard">Xphi{12,4} <text:s text:c="2"/>| ⋅ <text:s text:c="9"/>⋅ <text:s text:c="5"/>⋅ <text:s text:c="9"/>⋅ <text:s text:c="5"/>⋅ <text:s/>⋅ <text:s/>⋅ <text:s text:c="10"/>⋅ <text:s text:c="9"/>⋅ <text:s text:c="9"/>⋅ <text:s text:c="5"/>1 <text:s text:c="9"/>⋅ <text:s text:c="5"/>1 <text:s text:c="5"/>1 <text:s text:c="5"/>⋅ <text:s text:c="4"/>1 <text:s text:c="5"/>1 <text:s text:c="4"/>x^4+1 <text:s text:c="5"/>⋅ <text:s text:c="4"/>x^4+1 <text:s text:c="4"/>2x^4+1 <text:s text:c="8"/>x^5 <text:s text:c="4"/>2x^6+2x^4+1 <text:s text:c="5"/>x^8+2x^6+2x^4+1 <text:s text:c="5"/>x^16+2x^12+2x^1⋅+2x^8+2x^6+2x^4+1</text:p>
      <text:p text:style-name="Standard">Xphi{4,7}' <text:s text:c="2"/>| ⋅ <text:s text:c="9"/>⋅ <text:s text:c="5"/>⋅ <text:s text:c="9"/>⋅ <text:s text:c="5"/>⋅ <text:s/>⋅ <text:s/>⋅ <text:s text:c="10"/>⋅ <text:s text:c="9"/>⋅ <text:s text:c="9"/>⋅ <text:s text:c="5"/>⋅ <text:s text:c="9"/>1 <text:s text:c="5"/>⋅ <text:s text:c="5"/>1 <text:s text:c="5"/>⋅ <text:s text:c="4"/>⋅ <text:s text:c="5"/>⋅ <text:s text:c="4"/>x^2+1 <text:s text:c="5"/>⋅ <text:s text:c="8"/>⋅ <text:s text:c="7"/>x^2 <text:s text:c="4"/>x^5+x^3 <text:s text:c="12"/>x^2 <text:s text:c="17"/>x^2 <text:s text:c="22"/>x^12+x^8+x^6+x^2</text:p>
      <text:p text:style-name="Standard">Xphi{16,5} <text:s text:c="2"/>| ⋅ <text:s text:c="9"/>⋅ <text:s text:c="5"/>⋅ <text:s text:c="9"/>⋅ <text:s text:c="5"/>⋅ <text:s/>⋅ <text:s/>⋅ <text:s text:c="10"/>⋅ <text:s text:c="9"/>⋅ <text:s text:c="9"/>⋅ <text:s text:c="5"/>⋅ <text:s text:c="9"/>⋅ <text:s text:c="5"/>1 <text:s text:c="5"/>1 <text:s text:c="5"/>1 <text:s text:c="4"/>1 <text:s text:c="5"/>1 <text:s text:c="4"/>x^2+1 <text:s text:c="5"/>⋅ <text:s text:c="4"/>x^2+1 x^4+2x^2+1 <text:s text:c="4"/>x^5+x^3 x^6+2x^4+2x^2+1 x^8+2x^6+2x^4+2x^2+1 x^14+2x^12+2x^1⋅+3x^8+3x^6+2x^4+2x^2+1</text:p>
      <text:p text:style-name="Standard">Xphi{6,6}' <text:s text:c="2"/>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1 <text:s text:c="5"/>⋅ <text:s text:c="4"/>⋅ <text:s text:c="5"/>1 <text:s text:c="8"/>1 <text:s text:c="5"/>⋅ <text:s text:c="8"/>1 <text:s text:c="5"/>x^2+1 <text:s text:c="8"/>x^3 <text:s text:c="10"/>x^2+1 <text:s text:c="11"/>x^6+x^2+1 <text:s text:c="18"/>x^12+x^1⋅+2x^6+x^2+1</text:p>
      <text:p text:style-name="Standard">Xphi{4,8} <text:s text:c="3"/>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1 <text:s text:c="4"/>⋅ <text:s text:c="5"/>⋅ <text:s text:c="8"/>⋅ <text:s text:c="5"/>⋅ <text:s text:c="8"/>⋅ <text:s text:c="7"/>x^2 <text:s text:c="8"/>x^3 <text:s text:c="12"/>x^2 <text:s text:c="13"/>x^6+x^2 <text:s text:c="25"/>x^1⋅+2x^6+x^2</text:p>
      <text:p text:style-name="Standard">Xphi{9,6}'' <text:s/>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⋅ <text:s text:c="4"/>1 <text:s text:c="5"/>1 <text:s text:c="8"/>⋅ <text:s text:c="5"/>x <text:s text:c="4"/>x^2+1 <text:s text:c="5"/>x^2+1 <text:s text:c="10"/>⋅ <text:s text:c="6"/>x^4+x^2+1 <text:s text:c="2"/>x^8+x^6+2x^4+x^2+1 <text:s text:c="9"/>x^12+x^1⋅+2x^8+x^6+2x^4+x^2+1</text:p>
      <text:p text:style-name="Standard">Xphi{4,7}'' <text:s/>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⋅ <text:s text:c="4"/>⋅ <text:s text:c="5"/>1 <text:s text:c="8"/>⋅ <text:s text:c="5"/>x <text:s text:c="8"/>1 <text:s text:c="9"/>1 <text:s text:c="10"/>⋅ <text:s text:c="14"/>1 <text:s text:c="11"/>x^6+x^4+1 <text:s text:c="24"/>x^1⋅+x^6+x^4+1</text:p>
      <text:p text:style-name="Standard">Xphi{8,9}' <text:s text:c="2"/>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⋅ <text:s text:c="4"/>⋅ <text:s text:c="5"/>⋅ <text:s text:c="8"/>1 <text:s text:c="5"/>⋅ <text:s text:c="8"/>⋅ <text:s text:c="9"/>1 <text:s text:c="6"/>x^3+x <text:s text:c="10"/>x^2+1 <text:s text:c="15"/>x^2+1 <text:s text:c="10"/>x^12+x^1⋅+x^8+2x^6+x^4+x^2+1</text:p>
      <text:p text:style-name="Standard">Xphi{1,12}'' 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⋅ <text:s text:c="4"/>⋅ <text:s text:c="5"/>⋅ <text:s text:c="8"/>⋅ <text:s text:c="5"/>1 <text:s text:c="8"/>⋅ <text:s text:c="9"/>⋅ <text:s text:c="10"/>⋅ <text:s text:c="14"/>⋅ <text:s text:c="17"/>x^3 <text:s text:c="35"/>x^3</text:p>
      <text:p text:style-name="Standard">Xphi{8,9}'' <text:s/>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⋅ <text:s text:c="4"/>⋅ <text:s text:c="5"/>⋅ <text:s text:c="8"/>⋅ <text:s text:c="5"/>⋅ <text:s text:c="8"/>1 <text:s text:c="9"/>1 <text:s text:c="10"/>⋅ <text:s text:c="10"/>x^2+1 <text:s text:c="7"/>x^6+x^4+x^2+1 <text:s text:c="10"/>x^12+x^1⋅+x^8+2x^6+x^4+x^2+1</text:p>
      <text:p text:style-name="Standard">Xphi{9,1⋅} <text:s text:c="2"/>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⋅ <text:s text:c="4"/>⋅ <text:s text:c="5"/>⋅ <text:s text:c="8"/>⋅ <text:s text:c="5"/>⋅ <text:s text:c="8"/>⋅ <text:s text:c="9"/>1 <text:s text:c="10"/>x <text:s text:c="10"/>x^2+1 <text:s text:c="11"/>x^4+x^2+1 <text:s text:c="9"/>x^12+x^1⋅+2x^8+x^6+2x^4+x^2+1</text:p>
      <text:p text:style-name="Standard">Xphi{2,16}' <text:s/>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⋅ <text:s text:c="4"/>⋅ <text:s text:c="5"/>⋅ <text:s text:c="8"/>⋅ <text:s text:c="5"/>⋅ <text:s text:c="8"/>⋅ <text:s text:c="9"/>⋅ <text:s text:c="10"/>1 <text:s text:c="14"/>⋅ <text:s text:c="19"/>⋅ <text:s text:c="31"/>x^7+x^3</text:p>
      <text:p text:style-name="Standard">Xphi{4,13} <text:s text:c="2"/>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⋅ <text:s text:c="4"/>⋅ <text:s text:c="5"/>⋅ <text:s text:c="8"/>⋅ <text:s text:c="5"/>⋅ <text:s text:c="8"/>⋅ <text:s text:c="9"/>⋅ <text:s text:c="10"/>⋅ <text:s text:c="14"/>1 <text:s text:c="19"/>1 <text:s text:c="24"/>x^1⋅+x^6+x^4+1</text:p>
      <text:p text:style-name="Standard">Xphi{2,16}'' 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⋅ <text:s text:c="4"/>⋅ <text:s text:c="5"/>⋅ <text:s text:c="8"/>⋅ <text:s text:c="5"/>⋅ <text:s text:c="8"/>⋅ <text:s text:c="9"/>⋅ <text:s text:c="10"/>⋅ <text:s text:c="14"/>⋅ <text:s text:c="19"/>1 <text:s text:c="33"/>x^4+1</text:p>
      <text:p text:style-name="Standard">Xphi{1,24} <text:s text:c="2"/>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⋅ <text:s text:c="4"/>⋅ <text:s text:c="5"/>⋅ <text:s text:c="8"/>⋅ <text:s text:c="5"/>⋅ <text:s text:c="8"/>⋅ <text:s text:c="9"/>⋅ <text:s text:c="10"/>⋅ <text:s text:c="14"/>⋅ <text:s text:c="19"/>⋅ <text:s text:c="37"/>1</text:p>
      <text:p text:style-name="Standard"/>
      <text:h text:style-name="P8" text:outline-level="1">•</text:h>
      <text:p text:style-name="P11"><text:span text:style-name="T2">In me the idea of an absolutely regular world, symmetrical and methodical, is associated with that first impulse and burgeoning of nature, that amorous</text:span></text:p>
      <text:p text:style-name="P4">tension—what you call eros—while all the rest of your images, those that according to you associate passion with disorder, love with intemperate</text:p>
      <text:p text:style-name="P4">overflow—river fire whirlpool volcano—for me are memories of nothingness and listlessness and boredom.</text:p>
      <text:p text:style-name="P3"/>
      <text:p text:style-name="P2">Italo Calvino, “Crystals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Baskerville" svg:font-family="'Libre Baskerville'" style:font-pitch="variable"/>
    <style:font-face style:name="Libre Franklin" svg:font-family="'Libre Franklin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center" style:justify-single-word="false"/>
      <style:text-properties fo:color="#000000" loext:opacity="100%" style:font-name="Liberation Mono" fo:font-family="'Liberation Mono'" style:font-family-generic="modern" style:font-pitch="fixed" fo:font-size="6pt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line-height="150%" fo:text-align="center" style:justify-single-word="false"/>
      <style:text-properties fo:color="#26619c" loext:opacity="100%" style:font-name="Libre Franklin" fo:font-family="'Libre Franklin'" style:font-pitch="variable" fo:font-size="21pt" fo:font-weight="normal" style:font-size-asian="21pt" style:font-weight-asian="normal" style:font-size-complex="21pt" style:font-weight-complex="normal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color="#000000" loext:opacity="100%" style:font-name="Libre Franklin" fo:font-family="'Libre Franklin'" style:font-pitch="variable" fo:font-size="21pt" fo:font-style="normal" fo:font-weight="normal" officeooo:rsid="001f691d" style:font-size-asian="21pt" style:font-style-asian="normal" style:font-weight-asian="normal" style:font-size-complex="21pt" style:font-style-complex="normal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00" loext:opacity="100%" style:font-name="Libre Franklin" fo:font-family="'Libre Franklin'" style:font-pitch="variable" fo:font-size="34pt" fo:font-style="normal" fo:font-weight="normal" officeooo:rsid="002bde1b" style:font-size-asian="34pt" style:font-style-asian="normal" style:font-weight-asian="normal" style:font-size-complex="34pt" style:font-style-complex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8in" fo:page-height="30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01:20:12.225628685</meta:creation-date>
    <dc:date>2026-03-24T14:46:33.445806006</dc:date>
    <meta:editing-duration>PT1H39M21S</meta:editing-duration>
    <meta:editing-cycles>46</meta:editing-cycles>
    <meta:generator>LibreOffice/7.3.7.2$Linux_X86_64 LibreOffice_project/30$Build-2</meta:generator>
    <meta:document-statistic meta:table-count="0" meta:image-count="0" meta:object-count="0" meta:page-count="1" meta:paragraph-count="138" meta:word-count="2183" meta:character-count="18370" meta:non-whitespace-character-count="6450"/>
  </office:meta>
</office:document-meta>
</file>